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48c172a" officeooo:paragraph-rsid="048c172a"/>
    </style:style>
    <style:style style:name="P6" style:family="paragraph" style:parent-style-name="Standard">
      <style:paragraph-properties fo:text-align="start" style:justify-single-word="false"/>
      <style:text-properties officeooo:rsid="06e9612c" officeooo:paragraph-rsid="06e9612c"/>
    </style:style>
    <style:style style:name="P7" style:family="paragraph" style:parent-style-name="Standard">
      <style:paragraph-properties fo:text-align="start" style:justify-single-word="false"/>
      <style:text-properties officeooo:rsid="06e963bb" officeooo:paragraph-rsid="06e963bb"/>
    </style:style>
    <style:style style:name="P8" style:family="paragraph" style:parent-style-name="Standard">
      <style:paragraph-properties fo:text-align="start" style:justify-single-word="false" fo:break-before="page"/>
      <style:text-properties officeooo:rsid="06e963bb" officeooo:paragraph-rsid="06e963bb"/>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7"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6">R</text:span><text:span text:style-name="T4">oss </text:span><text:span text:style-name="T3">laid on the couch, drank cold coffee, looked at </text:span><text:span text:style-name="T4">his</text:span><text:span text:style-name="T3"> phone.</text:span><text:span text:style-name="T8">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6"><text:span text:style-name="T1">vii.iv</text:span></text:p>
      <text:p text:style-name="P6"><text:span text:style-name="T1"/></text:p>
      <text:p text:style-name="P6"><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7"><text:span text:style-name="T1"><text:s text:c="4"/>They parked, walked for a while, found Liz &amp; friends, ate, swam, walked back to the car, started up the mountain, pulled off on the side of the road, picked berries, continued on, stopped at a BBQ joint, ate, took some to go, drove to Downing. Hannah napped and Ross emailed Morgan’s Comics about a job opening.</text:span></text:p>
      <text:p text:style-name="P7"><text:span text:style-name="T1"><text:s text:c="3"/>At six, they drove to the Tunnel Road Ingles, then Liz’s house, where they each ate two hot dogs, checked out art projects around the house, packed a table into the Space Bug, drove to Downing, hung next door. Hannah sewed up one of Suli’s toys, had a fashion show with Kathryn. Ross and Tim played chess.</text:span></text:p>
      <text:p text:style-name="P7"><text:span text:style-name="T1"><text:s text:c="3"/>Hannah and Ross went back next door, cuddled in the middle room, went to sleep.</text:span></text:p>
      <text:p text:style-name="P8"><text:span text:style-name="T1">vii.v</text:span></text:p>
      <text:p text:style-name="P7"><text:span text:style-name="T1"/></text:p>
      <text:p text:style-name="P7"><text:span text:style-name="T1">Ross woke from intense dreams about a freakishly powerful/mysterious teacher at a boarding school, made coffees while Hannah made pancakes. He slowly packed up the last of his drums, sat on the couch looking at his phone until Hannah asked, “Are you stuck?”</text:span></text:p>
      <text:p text:style-name="P7"><text:span text:style-name="T1"><text:s text:c="3"/>“I’m playing Wordle…”</text:span></text:p>
      <text:p text:style-name="P7"><text:span text:style-name="T1"><text:s text:c="3"/>He was indeed stuck. He went into the kitchen, asked if she needed help with anything. She said it would be better if he left, as he is the one who knows about time, and she had a lot to do, and his presence is too calming. He scarfed two pancakes, drove up to Meyers, heard from Tony about how many trash bags of dead flies he had gathered in the basement, sat at the computer, wrote in his journal.</text:span><text:span text:style-name="T7">1121</text:span><text:span text:style-name="T1"> </text:span></text:p>
      <text:p text:style-name="P6"><text:span text:style-name="T1"/></text:p>
      <text:p text:style-name="P6"><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5T11:21:17.720347248</dc:date>
    <meta:editing-duration>P257DT21H13M</meta:editing-duration>
    <meta:editing-cycles>1617</meta:editing-cycles>
    <meta:generator>LibreOffice/24.2.5.2$MacOSX_X86_64 LibreOffice_project/bffef4ea93e59bebbeaf7f431bb02b1a39ee8a59</meta:generator>
    <meta:print-date>2025-07-03T16:22:20.494720624</meta:print-date>
    <meta:document-statistic meta:table-count="0" meta:image-count="0" meta:object-count="0" meta:page-count="2" meta:paragraph-count="11" meta:word-count="346" meta:character-count="1942" meta:non-whitespace-character-count="1590"/>
  </office:meta>
</office:document-meta>
</file>